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16x16</text:p>
          </table:table-cell>
          <table:table-cell/>
          <table:table-cell table:number-columns-repeated="2" office:value-type="string" calcext:value-type="string">
            <text:p>16x16 dropout</text:p>
          </table:table-cell>
          <table:table-cell/>
          <table:table-cell table:number-columns-repeated="2" office:value-type="string" calcext:value-type="string">
            <text:p>32x32</text:p>
          </table:table-cell>
          <table:table-cell/>
          <table:table-cell table:number-columns-repeated="2" office:value-type="string" calcext:value-type="string">
            <text:p>32x32 dropout</text:p>
          </table:table-cell>
          <table:table-cell/>
          <table:table-cell office:value-type="string" calcext:value-type="string">
            <text:p>32x32x32</text:p>
          </table:table-cell>
          <table:table-cell/>
        </table:table-row>
        <table:table-row table:style-name="ro1">
          <table:table-cell/>
          <table:table-cell office:value-type="float" office:value="0.759509588179818" calcext:value-type="float">
            <text:p>0.759509588179818</text:p>
          </table:table-cell>
          <table:table-cell office:value-type="float" office:value="0.703514739229025" calcext:value-type="float">
            <text:p>0.703514739229025</text:p>
          </table:table-cell>
          <table:table-cell/>
          <table:table-cell office:value-type="float" office:value="0.722964476579692" calcext:value-type="float">
            <text:p>0.722964476579692</text:p>
          </table:table-cell>
          <table:table-cell office:value-type="float" office:value="0.648809523809524" calcext:value-type="float">
            <text:p>0.648809523809524</text:p>
          </table:table-cell>
          <table:table-cell/>
          <table:table-cell office:value-type="float" office:value="0.688462747563659" calcext:value-type="float">
            <text:p>0.688462747563659</text:p>
          </table:table-cell>
          <table:table-cell office:value-type="float" office:value="0.616496598639456" calcext:value-type="float">
            <text:p>0.616496598639456</text:p>
          </table:table-cell>
          <table:table-cell/>
          <table:table-cell office:value-type="float" office:value="0.696321911348633" calcext:value-type="float">
            <text:p>0.696321911348633</text:p>
          </table:table-cell>
          <table:table-cell office:value-type="float" office:value="0.607993197278912" calcext:value-type="float">
            <text:p>0.607993197278912</text:p>
          </table:table-cell>
          <table:table-cell/>
          <table:table-cell office:value-type="float" office:value="0.737425337944043" calcext:value-type="float">
            <text:p>0.737425337944043</text:p>
          </table:table-cell>
          <table:table-cell office:value-type="float" office:value="0.690192743764172" calcext:value-type="float">
            <text:p>0.690192743764172</text:p>
          </table:table-cell>
          <table:table-cell/>
          <table:table-cell office:value-type="float" office:value="0.763281986796605" calcext:value-type="float">
            <text:p>0.763281986796605</text:p>
          </table:table-cell>
          <table:table-cell office:value-type="float" office:value="0.707199546485261" calcext:value-type="float">
            <text:p>0.707199546485261</text:p>
          </table:table-cell>
          <table:table-cell/>
          <table:table-cell office:value-type="float" office:value="0.685004715498271" calcext:value-type="float">
            <text:p>0.685004715498271</text:p>
          </table:table-cell>
          <table:table-cell office:value-type="float" office:value="0.607142857142857" calcext:value-type="float">
            <text:p>0.607142857142857</text:p>
          </table:table-cell>
        </table:table-row>
        <table:table-row table:style-name="ro1">
          <table:table-cell/>
          <table:table-cell office:value-type="float" office:value="0.702216284187363" calcext:value-type="float">
            <text:p>0.702216284187363</text:p>
          </table:table-cell>
          <table:table-cell office:value-type="float" office:value="0.72108843537415" calcext:value-type="float">
            <text:p>0.72108843537415</text:p>
          </table:table-cell>
          <table:table-cell/>
          <table:table-cell office:value-type="float" office:value="0.608063502043383" calcext:value-type="float">
            <text:p>0.608063502043383</text:p>
          </table:table-cell>
          <table:table-cell office:value-type="float" office:value="0.590702947845805" calcext:value-type="float">
            <text:p>0.590702947845805</text:p>
          </table:table-cell>
          <table:table-cell/>
          <table:table-cell office:value-type="float" office:value="0.787959761081421" calcext:value-type="float">
            <text:p>0.78795976108142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63832128261553" calcext:value-type="float">
            <text:p>0.763832128261553</text:p>
          </table:table-cell>
          <table:table-cell office:value-type="float" office:value="0.70890022675737" calcext:value-type="float">
            <text:p>0.70890022675737</text:p>
          </table:table-cell>
          <table:table-cell/>
          <table:table-cell office:value-type="float" office:value="0.883998742533794" calcext:value-type="float">
            <text:p>0.883998742533794</text:p>
          </table:table-cell>
          <table:table-cell office:value-type="float" office:value="0.828231292517007" calcext:value-type="float">
            <text:p>0.828231292517007</text:p>
          </table:table-cell>
          <table:table-cell/>
          <table:table-cell office:value-type="float" office:value="0.816960075447972" calcext:value-type="float">
            <text:p>0.816960075447972</text:p>
          </table:table-cell>
          <table:table-cell office:value-type="float" office:value="0.774659863945578" calcext:value-type="float">
            <text:p>0.774659863945578</text:p>
          </table:table-cell>
          <table:table-cell/>
          <table:table-cell office:value-type="float" office:value="0.764303678088651" calcext:value-type="float">
            <text:p>0.764303678088651</text:p>
          </table:table-cell>
          <table:table-cell office:value-type="float" office:value="0.708616780045351" calcext:value-type="float">
            <text:p>0.708616780045351</text:p>
          </table:table-cell>
        </table:table-row>
        <table:table-row table:style-name="ro1">
          <table:table-cell/>
          <table:table-cell office:value-type="float" office:value="0.846196164728073" calcext:value-type="float">
            <text:p>0.846196164728073</text:p>
          </table:table-cell>
          <table:table-cell office:value-type="float" office:value="0.745181405895692" calcext:value-type="float">
            <text:p>0.745181405895692</text:p>
          </table:table-cell>
          <table:table-cell/>
          <table:table-cell office:value-type="float" office:value="0.899559886828041" calcext:value-type="float">
            <text:p>0.899559886828041</text:p>
          </table:table-cell>
          <table:table-cell office:value-type="float" office:value="0.852891156462585" calcext:value-type="float">
            <text:p>0.852891156462585</text:p>
          </table:table-cell>
          <table:table-cell/>
          <table:table-cell office:value-type="float" office:value="0.872995913234832" calcext:value-type="float">
            <text:p>0.872995913234832</text:p>
          </table:table-cell>
          <table:table-cell office:value-type="float" office:value="0.82766439909297" calcext:value-type="float">
            <text:p>0.82766439909297</text:p>
          </table:table-cell>
          <table:table-cell/>
          <table:table-cell office:value-type="float" office:value="0.848160955674316" calcext:value-type="float">
            <text:p>0.848160955674316</text:p>
          </table:table-cell>
          <table:table-cell office:value-type="float" office:value="0.807256235827664" calcext:value-type="float">
            <text:p>0.807256235827664</text:p>
          </table:table-cell>
          <table:table-cell/>
          <table:table-cell office:value-type="float" office:value="0.892722414335115" calcext:value-type="float">
            <text:p>0.892722414335115</text:p>
          </table:table-cell>
          <table:table-cell office:value-type="float" office:value="0.828798185941043" calcext:value-type="float">
            <text:p>0.828798185941043</text:p>
          </table:table-cell>
          <table:table-cell/>
          <table:table-cell office:value-type="float" office:value="0.845410248349575" calcext:value-type="float">
            <text:p>0.845410248349575</text:p>
          </table:table-cell>
          <table:table-cell office:value-type="float" office:value="0.749433106575964" calcext:value-type="float">
            <text:p>0.749433106575964</text:p>
          </table:table-cell>
          <table:table-cell/>
          <table:table-cell office:value-type="float" office:value="0.875903803835272" calcext:value-type="float">
            <text:p>0.875903803835272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/>
          <table:table-cell office:value-type="float" office:value="0.881719585036152" calcext:value-type="float">
            <text:p>0.881719585036152</text:p>
          </table:table-cell>
          <table:table-cell office:value-type="float" office:value="0.829365079365079" calcext:value-type="float">
            <text:p>0.829365079365079</text:p>
          </table:table-cell>
          <table:table-cell/>
          <table:table-cell office:value-type="float" office:value="0.87338887142408" calcext:value-type="float">
            <text:p>0.87338887142408</text:p>
          </table:table-cell>
          <table:table-cell office:value-type="float" office:value="0.820011337868481" calcext:value-type="float">
            <text:p>0.820011337868481</text:p>
          </table:table-cell>
          <table:table-cell/>
          <table:table-cell office:value-type="float" office:value="0.887063816409934" calcext:value-type="float">
            <text:p>0.887063816409934</text:p>
          </table:table-cell>
          <table:table-cell office:value-type="float" office:value="0.848356009070295" calcext:value-type="float">
            <text:p>0.848356009070295</text:p>
          </table:table-cell>
          <table:table-cell/>
          <table:table-cell office:value-type="float" office:value="0.87928324426281" calcext:value-type="float">
            <text:p>0.87928324426281</text:p>
          </table:table-cell>
          <table:table-cell office:value-type="float" office:value="0.823979591836735" calcext:value-type="float">
            <text:p>0.823979591836735</text:p>
          </table:table-cell>
          <table:table-cell/>
          <table:table-cell office:value-type="float" office:value="0.908440741905061" calcext:value-type="float">
            <text:p>0.908440741905061</text:p>
          </table:table-cell>
          <table:table-cell office:value-type="float" office:value="0.851473922902494" calcext:value-type="float">
            <text:p>0.851473922902494</text:p>
          </table:table-cell>
          <table:table-cell/>
          <table:table-cell office:value-type="float" office:value="0.828277271298334" calcext:value-type="float">
            <text:p>0.828277271298334</text:p>
          </table:table-cell>
          <table:table-cell office:value-type="float" office:value="0.739795918367347" calcext:value-type="float">
            <text:p>0.739795918367347</text:p>
          </table:table-cell>
          <table:table-cell/>
          <table:table-cell office:value-type="float" office:value="0.904039610185476" calcext:value-type="float">
            <text:p>0.904039610185476</text:p>
          </table:table-cell>
          <table:table-cell office:value-type="float" office:value="0.855442176870748" calcext:value-type="float">
            <text:p>0.855442176870748</text:p>
          </table:table-cell>
        </table:table-row>
        <table:table-row table:style-name="ro1">
          <table:table-cell/>
          <table:table-cell office:value-type="float" office:value="0.893272555800063" calcext:value-type="float">
            <text:p>0.893272555800063</text:p>
          </table:table-cell>
          <table:table-cell office:value-type="float" office:value="0.864229024943311" calcext:value-type="float">
            <text:p>0.864229024943311</text:p>
          </table:table-cell>
          <table:table-cell/>
          <table:table-cell office:value-type="float" office:value="0.889735932096825" calcext:value-type="float">
            <text:p>0.889735932096825</text:p>
          </table:table-cell>
          <table:table-cell office:value-type="float" office:value="0.834467120181406" calcext:value-type="float">
            <text:p>0.834467120181406</text:p>
          </table:table-cell>
          <table:table-cell/>
          <table:table-cell office:value-type="float" office:value="0.92070103740962" calcext:value-type="float">
            <text:p>0.92070103740962</text:p>
          </table:table-cell>
          <table:table-cell office:value-type="float" office:value="0.875566893424036" calcext:value-type="float">
            <text:p>0.875566893424036</text:p>
          </table:table-cell>
          <table:table-cell/>
          <table:table-cell office:value-type="float" office:value="0.877475636592266" calcext:value-type="float">
            <text:p>0.877475636592266</text:p>
          </table:table-cell>
          <table:table-cell office:value-type="float" office:value="0.829081632653061" calcext:value-type="float">
            <text:p>0.829081632653061</text:p>
          </table:table-cell>
          <table:table-cell/>
          <table:table-cell office:value-type="float" office:value="0.870402389185791" calcext:value-type="float">
            <text:p>0.870402389185791</text:p>
          </table:table-cell>
          <table:table-cell office:value-type="float" office:value="0.824829931972789" calcext:value-type="float">
            <text:p>0.824829931972789</text:p>
          </table:table-cell>
          <table:table-cell/>
          <table:table-cell office:value-type="float" office:value="0.857434768940585" calcext:value-type="float">
            <text:p>0.857434768940585</text:p>
          </table:table-cell>
          <table:table-cell office:value-type="float" office:value="0.780328798185941" calcext:value-type="float">
            <text:p>0.780328798185941</text:p>
          </table:table-cell>
          <table:table-cell/>
          <table:table-cell office:value-type="float" office:value="0.918893429739076" calcext:value-type="float">
            <text:p>0.918893429739076</text:p>
          </table:table-cell>
          <table:table-cell office:value-type="float" office:value="0.86734693877551" calcext:value-type="float">
            <text:p>0.86734693877551</text:p>
          </table:table-cell>
        </table:table-row>
        <table:table-row table:style-name="ro1">
          <table:table-cell/>
          <table:table-cell office:value-type="float" office:value="0.924473436026407" calcext:value-type="float">
            <text:p>0.924473436026407</text:p>
          </table:table-cell>
          <table:table-cell office:value-type="float" office:value="0.868480725623583" calcext:value-type="float">
            <text:p>0.868480725623583</text:p>
          </table:table-cell>
          <table:table-cell/>
          <table:table-cell office:value-type="float" office:value="0.922351461804464" calcext:value-type="float">
            <text:p>0.922351461804464</text:p>
          </table:table-cell>
          <table:table-cell office:value-type="float" office:value="0.880102040816326" calcext:value-type="float">
            <text:p>0.880102040816326</text:p>
          </table:table-cell>
          <table:table-cell/>
          <table:table-cell office:value-type="float" office:value="0.900974536309337" calcext:value-type="float">
            <text:p>0.900974536309337</text:p>
          </table:table-cell>
          <table:table-cell office:value-type="float" office:value="0.860827664399093" calcext:value-type="float">
            <text:p>0.860827664399093</text:p>
          </table:table-cell>
          <table:table-cell/>
          <table:table-cell office:value-type="float" office:value="0.870323797547941" calcext:value-type="float">
            <text:p>0.870323797547941</text:p>
          </table:table-cell>
          <table:table-cell office:value-type="float" office:value="0.825680272108844" calcext:value-type="float">
            <text:p>0.825680272108844</text:p>
          </table:table-cell>
          <table:table-cell/>
          <table:table-cell office:value-type="float" office:value="0.927224143351147" calcext:value-type="float">
            <text:p>0.927224143351147</text:p>
          </table:table-cell>
          <table:table-cell office:value-type="float" office:value="0.878968253968254" calcext:value-type="float">
            <text:p>0.878968253968254</text:p>
          </table:table-cell>
          <table:table-cell/>
          <table:table-cell office:value-type="float" office:value="0.915435397673688" calcext:value-type="float">
            <text:p>0.915435397673688</text:p>
          </table:table-cell>
          <table:table-cell office:value-type="float" office:value="0.869614512471655" calcext:value-type="float">
            <text:p>0.869614512471655</text:p>
          </table:table-cell>
          <table:table-cell/>
          <table:table-cell office:value-type="float" office:value="0.914020748192392" calcext:value-type="float">
            <text:p>0.914020748192392</text:p>
          </table:table-cell>
          <table:table-cell office:value-type="float" office:value="0.861394557823129" calcext:value-type="float">
            <text:p>0.861394557823129</text:p>
          </table:table-cell>
        </table:table-row>
        <table:table-row table:style-name="ro1">
          <table:table-cell/>
          <table:table-cell office:value-type="float" office:value="0.923923294561459" calcext:value-type="float">
            <text:p>0.923923294561459</text:p>
          </table:table-cell>
          <table:table-cell office:value-type="float" office:value="0.89030612244898" calcext:value-type="float">
            <text:p>0.89030612244898</text:p>
          </table:table-cell>
          <table:table-cell/>
          <table:table-cell office:value-type="float" office:value="0.934218799119774" calcext:value-type="float">
            <text:p>0.934218799119774</text:p>
          </table:table-cell>
          <table:table-cell office:value-type="float" office:value="0.903344671201814" calcext:value-type="float">
            <text:p>0.903344671201814</text:p>
          </table:table-cell>
          <table:table-cell/>
          <table:table-cell office:value-type="float" office:value="0.918107513360578" calcext:value-type="float">
            <text:p>0.918107513360578</text:p>
          </table:table-cell>
          <table:table-cell office:value-type="float" office:value="0.87953514739229" calcext:value-type="float">
            <text:p>0.87953514739229</text:p>
          </table:table-cell>
          <table:table-cell/>
          <table:table-cell office:value-type="float" office:value="0.913077648538195" calcext:value-type="float">
            <text:p>0.913077648538195</text:p>
          </table:table-cell>
          <table:table-cell office:value-type="float" office:value="0.858843537414966" calcext:value-type="float">
            <text:p>0.858843537414966</text:p>
          </table:table-cell>
          <table:table-cell/>
          <table:table-cell office:value-type="float" office:value="0.904275385099025" calcext:value-type="float">
            <text:p>0.904275385099025</text:p>
          </table:table-cell>
          <table:table-cell office:value-type="float" office:value="0.858843537414966" calcext:value-type="float">
            <text:p>0.858843537414966</text:p>
          </table:table-cell>
          <table:table-cell/>
          <table:table-cell office:value-type="float" office:value="0.921958503615215" calcext:value-type="float">
            <text:p>0.921958503615215</text:p>
          </table:table-cell>
          <table:table-cell office:value-type="float" office:value="0.877551020408163" calcext:value-type="float">
            <text:p>0.877551020408163</text:p>
          </table:table-cell>
          <table:table-cell/>
          <table:table-cell office:value-type="float" office:value="0.633448601068846" calcext:value-type="float">
            <text:p>0.633448601068846</text:p>
          </table:table-cell>
          <table:table-cell office:value-type="float" office:value="0.639172335600907" calcext:value-type="float">
            <text:p>0.639172335600907</text:p>
          </table:table-cell>
        </table:table-row>
        <table:table-row table:style-name="ro1">
          <table:table-cell/>
          <table:table-cell office:value-type="float" office:value="0.924866394215655" calcext:value-type="float">
            <text:p>0.924866394215655</text:p>
          </table:table-cell>
          <table:table-cell office:value-type="float" office:value="0.875566893424036" calcext:value-type="float">
            <text:p>0.875566893424036</text:p>
          </table:table-cell>
          <table:table-cell/>
          <table:table-cell office:value-type="float" office:value="0.902310594152782" calcext:value-type="float">
            <text:p>0.902310594152782</text:p>
          </table:table-cell>
          <table:table-cell office:value-type="float" office:value="0.860827664399093" calcext:value-type="float">
            <text:p>0.860827664399093</text:p>
          </table:table-cell>
          <table:table-cell/>
          <table:table-cell office:value-type="float" office:value="0.920229487582521" calcext:value-type="float">
            <text:p>0.920229487582521</text:p>
          </table:table-cell>
          <table:table-cell office:value-type="float" office:value="0.876700680272109" calcext:value-type="float">
            <text:p>0.876700680272109</text:p>
          </table:table-cell>
          <table:table-cell/>
          <table:table-cell office:value-type="float" office:value="0.90891229173216" calcext:value-type="float">
            <text:p>0.90891229173216</text:p>
          </table:table-cell>
          <table:table-cell office:value-type="float" office:value="0.867063492063492" calcext:value-type="float">
            <text:p>0.867063492063492</text:p>
          </table:table-cell>
          <table:table-cell/>
          <table:table-cell office:value-type="float" office:value="0.934926123860421" calcext:value-type="float">
            <text:p>0.934926123860421</text:p>
          </table:table-cell>
          <table:table-cell office:value-type="float" office:value="0.896541950113379" calcext:value-type="float">
            <text:p>0.896541950113379</text:p>
          </table:table-cell>
          <table:table-cell/>
          <table:table-cell office:value-type="float" office:value="0.91464948129519" calcext:value-type="float">
            <text:p>0.91464948129519</text:p>
          </table:table-cell>
          <table:table-cell office:value-type="float" office:value="0.878401360544218" calcext:value-type="float">
            <text:p>0.878401360544218</text:p>
          </table:table-cell>
          <table:table-cell/>
          <table:table-cell office:value-type="float" office:value="0.901524677774285" calcext:value-type="float">
            <text:p>0.901524677774285</text:p>
          </table:table-cell>
          <table:table-cell office:value-type="float" office:value="0.871315192743764" calcext:value-type="float">
            <text:p>0.871315192743764</text:p>
          </table:table-cell>
        </table:table-row>
        <table:table-row table:style-name="ro1">
          <table:table-cell/>
          <table:table-cell office:value-type="float" office:value="0.943178245834643" calcext:value-type="float">
            <text:p>0.943178245834643</text:p>
          </table:table-cell>
          <table:table-cell office:value-type="float" office:value="0.907596371882086" calcext:value-type="float">
            <text:p>0.907596371882086</text:p>
          </table:table-cell>
          <table:table-cell/>
          <table:table-cell office:value-type="float" office:value="0.940899088337001" calcext:value-type="float">
            <text:p>0.940899088337001</text:p>
          </table:table-cell>
          <table:table-cell office:value-type="float" office:value="0.898526077097506" calcext:value-type="float">
            <text:p>0.898526077097506</text:p>
          </table:table-cell>
          <table:table-cell/>
          <table:table-cell office:value-type="float" office:value="0.869223514618045" calcext:value-type="float">
            <text:p>0.869223514618045</text:p>
          </table:table-cell>
          <table:table-cell office:value-type="float" office:value="0.819727891156463" calcext:value-type="float">
            <text:p>0.819727891156463</text:p>
          </table:table-cell>
          <table:table-cell/>
          <table:table-cell office:value-type="float" office:value="0.916142722414335" calcext:value-type="float">
            <text:p>0.916142722414335</text:p>
          </table:table-cell>
          <table:table-cell office:value-type="float" office:value="0.883219954648526" calcext:value-type="float">
            <text:p>0.883219954648526</text:p>
          </table:table-cell>
          <table:table-cell/>
          <table:table-cell office:value-type="float" office:value="0.937048098082364" calcext:value-type="float">
            <text:p>0.937048098082364</text:p>
          </table:table-cell>
          <table:table-cell office:value-type="float" office:value="0.899659863945578" calcext:value-type="float">
            <text:p>0.899659863945578</text:p>
          </table:table-cell>
          <table:table-cell/>
          <table:table-cell office:value-type="float" office:value="0.925259352404904" calcext:value-type="float">
            <text:p>0.925259352404904</text:p>
          </table:table-cell>
          <table:table-cell office:value-type="float" office:value="0.896258503401361" calcext:value-type="float">
            <text:p>0.896258503401361</text:p>
          </table:table-cell>
          <table:table-cell/>
          <table:table-cell office:value-type="float" office:value="0.926831185161899" calcext:value-type="float">
            <text:p>0.926831185161899</text:p>
          </table:table-cell>
          <table:table-cell office:value-type="float" office:value="0.876133786848073" calcext:value-type="float">
            <text:p>0.876133786848073</text:p>
          </table:table-cell>
        </table:table-row>
        <table:table-row table:style-name="ro1">
          <table:table-cell/>
          <table:table-cell office:value-type="float" office:value="0.9265168186105" calcext:value-type="float">
            <text:p>0.9265168186105</text:p>
          </table:table-cell>
          <table:table-cell office:value-type="float" office:value="0.87953514739229" calcext:value-type="float">
            <text:p>0.87953514739229</text:p>
          </table:table-cell>
          <table:table-cell/>
          <table:table-cell office:value-type="float" office:value="0.928245834643194" calcext:value-type="float">
            <text:p>0.928245834643194</text:p>
          </table:table-cell>
          <table:table-cell office:value-type="float" office:value="0.896258503401361" calcext:value-type="float">
            <text:p>0.896258503401361</text:p>
          </table:table-cell>
          <table:table-cell/>
          <table:table-cell office:value-type="float" office:value="0.918657654825526" calcext:value-type="float">
            <text:p>0.918657654825526</text:p>
          </table:table-cell>
          <table:table-cell office:value-type="float" office:value="0.874433106575964" calcext:value-type="float">
            <text:p>0.874433106575964</text:p>
          </table:table-cell>
          <table:table-cell/>
          <table:table-cell office:value-type="float" office:value="0.901996227601383" calcext:value-type="float">
            <text:p>0.901996227601383</text:p>
          </table:table-cell>
          <table:table-cell office:value-type="float" office:value="0.864229024943311" calcext:value-type="float">
            <text:p>0.864229024943311</text:p>
          </table:table-cell>
          <table:table-cell/>
          <table:table-cell office:value-type="float" office:value="0.940899088337001" calcext:value-type="float">
            <text:p>0.940899088337001</text:p>
          </table:table-cell>
          <table:table-cell office:value-type="float" office:value="0.892290249433107" calcext:value-type="float">
            <text:p>0.892290249433107</text:p>
          </table:table-cell>
          <table:table-cell/>
          <table:table-cell office:value-type="float" office:value="0.915042439484439" calcext:value-type="float">
            <text:p>0.915042439484439</text:p>
          </table:table-cell>
          <table:table-cell office:value-type="float" office:value="0.874433106575964" calcext:value-type="float">
            <text:p>0.874433106575964</text:p>
          </table:table-cell>
          <table:table-cell/>
          <table:table-cell office:value-type="float" office:value="0.941606413077649" calcext:value-type="float">
            <text:p>0.941606413077649</text:p>
          </table:table-cell>
          <table:table-cell office:value-type="float" office:value="0.897959183673469" calcext:value-type="float">
            <text:p>0.897959183673469</text:p>
          </table:table-cell>
        </table:table-row>
        <table:table-row table:style-name="ro1">
          <table:table-cell/>
          <table:table-cell office:value-type="float" office:value="0.92950330084879" calcext:value-type="float">
            <text:p>0.92950330084879</text:p>
          </table:table-cell>
          <table:table-cell office:value-type="float" office:value="0.905612244897959" calcext:value-type="float">
            <text:p>0.905612244897959</text:p>
          </table:table-cell>
          <table:table-cell/>
          <table:table-cell office:value-type="float" office:value="0.942863879283244" calcext:value-type="float">
            <text:p>0.942863879283244</text:p>
          </table:table-cell>
          <table:table-cell office:value-type="float" office:value="0.909863945578231" calcext:value-type="float">
            <text:p>0.909863945578231</text:p>
          </table:table-cell>
          <table:table-cell/>
          <table:table-cell office:value-type="float" office:value="0.933825840930525" calcext:value-type="float">
            <text:p>0.933825840930525</text:p>
          </table:table-cell>
          <table:table-cell office:value-type="float" office:value="0.901643990929705" calcext:value-type="float">
            <text:p>0.901643990929705</text:p>
          </table:table-cell>
          <table:table-cell/>
          <table:table-cell office:value-type="float" office:value="0.907654825526564" calcext:value-type="float">
            <text:p>0.907654825526564</text:p>
          </table:table-cell>
          <table:table-cell office:value-type="float" office:value="0.869897959183673" calcext:value-type="float">
            <text:p>0.869897959183673</text:p>
          </table:table-cell>
          <table:table-cell/>
          <table:table-cell office:value-type="float" office:value="0.935633448601069" calcext:value-type="float">
            <text:p>0.935633448601069</text:p>
          </table:table-cell>
          <table:table-cell office:value-type="float" office:value="0.889455782312925" calcext:value-type="float">
            <text:p>0.889455782312925</text:p>
          </table:table-cell>
          <table:table-cell/>
          <table:table-cell office:value-type="float" office:value="0.921486953788117" calcext:value-type="float">
            <text:p>0.921486953788117</text:p>
          </table:table-cell>
          <table:table-cell office:value-type="float" office:value="0.889455782312925" calcext:value-type="float">
            <text:p>0.889455782312925</text:p>
          </table:table-cell>
          <table:table-cell/>
          <table:table-cell office:value-type="float" office:value="0.790317510216913" calcext:value-type="float">
            <text:p>0.790317510216913</text:p>
          </table:table-cell>
          <table:table-cell office:value-type="float" office:value="0.815192743764172" calcext:value-type="float">
            <text:p>0.815192743764172</text:p>
          </table:table-cell>
        </table:table-row>
        <table:table-row table:style-name="ro1">
          <table:table-cell/>
          <table:table-cell office:value-type="float" office:value="0.945064445143037" calcext:value-type="float">
            <text:p>0.945064445143037</text:p>
          </table:table-cell>
          <table:table-cell office:value-type="float" office:value="0.917233560090703" calcext:value-type="float">
            <text:p>0.917233560090703</text:p>
          </table:table-cell>
          <table:table-cell/>
          <table:table-cell office:value-type="float" office:value="0.948365293932726" calcext:value-type="float">
            <text:p>0.948365293932726</text:p>
          </table:table-cell>
          <table:table-cell office:value-type="float" office:value="0.911281179138322" calcext:value-type="float">
            <text:p>0.911281179138322</text:p>
          </table:table-cell>
          <table:table-cell/>
          <table:table-cell office:value-type="float" office:value="0.947265011002829" calcext:value-type="float">
            <text:p>0.947265011002829</text:p>
          </table:table-cell>
          <table:table-cell office:value-type="float" office:value="0.91468253968254" calcext:value-type="float">
            <text:p>0.91468253968254</text:p>
          </table:table-cell>
          <table:table-cell/>
          <table:table-cell office:value-type="float" office:value="0.904511160012575" calcext:value-type="float">
            <text:p>0.904511160012575</text:p>
          </table:table-cell>
          <table:table-cell office:value-type="float" office:value="0.86734693877551" calcext:value-type="float">
            <text:p>0.86734693877551</text:p>
          </table:table-cell>
          <table:table-cell/>
          <table:table-cell office:value-type="float" office:value="0.926674001886199" calcext:value-type="float">
            <text:p>0.926674001886199</text:p>
          </table:table-cell>
          <table:table-cell office:value-type="float" office:value="0.884353741496599" calcext:value-type="float">
            <text:p>0.884353741496599</text:p>
          </table:table-cell>
          <table:table-cell/>
          <table:table-cell office:value-type="float" office:value="0.92345174473436" calcext:value-type="float">
            <text:p>0.92345174473436</text:p>
          </table:table-cell>
          <table:table-cell office:value-type="float" office:value="0.886054421768707" calcext:value-type="float">
            <text:p>0.886054421768707</text:p>
          </table:table-cell>
          <table:table-cell/>
          <table:table-cell office:value-type="float" office:value="0.933747249292675" calcext:value-type="float">
            <text:p>0.933747249292675</text:p>
          </table:table-cell>
          <table:table-cell office:value-type="float" office:value="0.900510204081633" calcext:value-type="float">
            <text:p>0.900510204081633</text:p>
          </table:table-cell>
        </table:table-row>
        <table:table-row table:style-name="ro1">
          <table:table-cell/>
          <table:table-cell office:value-type="float" office:value="0.951666142722414" calcext:value-type="float">
            <text:p>0.951666142722414</text:p>
          </table:table-cell>
          <table:table-cell office:value-type="float" office:value="0.925453514739229" calcext:value-type="float">
            <text:p>0.925453514739229</text:p>
          </table:table-cell>
          <table:table-cell/>
          <table:table-cell office:value-type="float" office:value="0.947893744105627" calcext:value-type="float">
            <text:p>0.947893744105627</text:p>
          </table:table-cell>
          <table:table-cell office:value-type="float" office:value="0.909580498866213" calcext:value-type="float">
            <text:p>0.909580498866213</text:p>
          </table:table-cell>
          <table:table-cell/>
          <table:table-cell office:value-type="float" office:value="0.927617101540396" calcext:value-type="float">
            <text:p>0.927617101540396</text:p>
          </table:table-cell>
          <table:table-cell office:value-type="float" office:value="0.893990929705215" calcext:value-type="float">
            <text:p>0.893990929705215</text:p>
          </table:table-cell>
          <table:table-cell/>
          <table:table-cell office:value-type="float" office:value="0.903882426909777" calcext:value-type="float">
            <text:p>0.903882426909777</text:p>
          </table:table-cell>
          <table:table-cell office:value-type="float" office:value="0.865646258503401" calcext:value-type="float">
            <text:p>0.865646258503401</text:p>
          </table:table-cell>
          <table:table-cell/>
          <table:table-cell office:value-type="float" office:value="0.944592895315938" calcext:value-type="float">
            <text:p>0.944592895315938</text:p>
          </table:table-cell>
          <table:table-cell office:value-type="float" office:value="0.905045351473923" calcext:value-type="float">
            <text:p>0.905045351473923</text:p>
          </table:table-cell>
          <table:table-cell/>
          <table:table-cell office:value-type="float" office:value="0.906240176045269" calcext:value-type="float">
            <text:p>0.906240176045269</text:p>
          </table:table-cell>
          <table:table-cell office:value-type="float" office:value="0.861111111111111" calcext:value-type="float">
            <text:p>0.861111111111111</text:p>
          </table:table-cell>
          <table:table-cell/>
          <table:table-cell office:value-type="float" office:value="0.945143036780886" calcext:value-type="float">
            <text:p>0.945143036780886</text:p>
          </table:table-cell>
          <table:table-cell office:value-type="float" office:value="0.910714285714286" calcext:value-type="float">
            <text:p>0.910714285714286</text:p>
          </table:table-cell>
        </table:table-row>
        <table:table-row table:style-name="ro1">
          <table:table-cell/>
          <table:table-cell office:value-type="float" office:value="0.945614586607985" calcext:value-type="float">
            <text:p>0.945614586607985</text:p>
          </table:table-cell>
          <table:table-cell office:value-type="float" office:value="0.917517006802721" calcext:value-type="float">
            <text:p>0.917517006802721</text:p>
          </table:table-cell>
          <table:table-cell/>
          <table:table-cell office:value-type="float" office:value="0.950958817981767" calcext:value-type="float">
            <text:p>0.950958817981767</text:p>
          </table:table-cell>
          <table:table-cell office:value-type="float" office:value="0.915532879818594" calcext:value-type="float">
            <text:p>0.915532879818594</text:p>
          </table:table-cell>
          <table:table-cell/>
          <table:table-cell office:value-type="float" office:value="0.944435712040239" calcext:value-type="float">
            <text:p>0.944435712040239</text:p>
          </table:table-cell>
          <table:table-cell office:value-type="float" office:value="0.90702947845805" calcext:value-type="float">
            <text:p>0.90702947845805</text:p>
          </table:table-cell>
          <table:table-cell/>
          <table:table-cell office:value-type="float" office:value="0.917321596982081" calcext:value-type="float">
            <text:p>0.917321596982081</text:p>
          </table:table-cell>
          <table:table-cell office:value-type="float" office:value="0.890873015873016" calcext:value-type="float">
            <text:p>0.890873015873016</text:p>
          </table:table-cell>
          <table:table-cell/>
          <table:table-cell office:value-type="float" office:value="0.952294875825212" calcext:value-type="float">
            <text:p>0.952294875825212</text:p>
          </table:table-cell>
          <table:table-cell office:value-type="float" office:value="0.913548752834467" calcext:value-type="float">
            <text:p>0.913548752834467</text:p>
          </table:table-cell>
          <table:table-cell/>
          <table:table-cell office:value-type="float" office:value="0.924552027664256" calcext:value-type="float">
            <text:p>0.924552027664256</text:p>
          </table:table-cell>
          <table:table-cell office:value-type="float" office:value="0.87953514739229" calcext:value-type="float">
            <text:p>0.87953514739229</text:p>
          </table:table-cell>
          <table:table-cell/>
          <table:table-cell office:value-type="float" office:value="0.946321911348633" calcext:value-type="float">
            <text:p>0.946321911348633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/>
          <table:table-cell office:value-type="float" office:value="0.943099654196793" calcext:value-type="float">
            <text:p>0.943099654196793</text:p>
          </table:table-cell>
          <table:table-cell office:value-type="float" office:value="0.910997732426304" calcext:value-type="float">
            <text:p>0.910997732426304</text:p>
          </table:table-cell>
          <table:table-cell/>
          <table:table-cell office:value-type="float" office:value="0.950408676516819" calcext:value-type="float">
            <text:p>0.950408676516819</text:p>
          </table:table-cell>
          <table:table-cell office:value-type="float" office:value="0.913548752834467" calcext:value-type="float">
            <text:p>0.913548752834467</text:p>
          </table:table-cell>
          <table:table-cell/>
          <table:table-cell office:value-type="float" office:value="0.944514303678089" calcext:value-type="float">
            <text:p>0.944514303678089</text:p>
          </table:table-cell>
          <table:table-cell office:value-type="float" office:value="0.911848072562358" calcext:value-type="float">
            <text:p>0.911848072562358</text:p>
          </table:table-cell>
          <table:table-cell/>
          <table:table-cell office:value-type="float" office:value="0.906240176045269" calcext:value-type="float">
            <text:p>0.906240176045269</text:p>
          </table:table-cell>
          <table:table-cell office:value-type="float" office:value="0.843253968253968" calcext:value-type="float">
            <text:p>0.843253968253968</text:p>
          </table:table-cell>
          <table:table-cell/>
          <table:table-cell office:value-type="float" office:value="0.937991197736561" calcext:value-type="float">
            <text:p>0.937991197736561</text:p>
          </table:table-cell>
          <table:table-cell office:value-type="float" office:value="0.900793650793651" calcext:value-type="float">
            <text:p>0.900793650793651</text:p>
          </table:table-cell>
          <table:table-cell/>
          <table:table-cell office:value-type="float" office:value="0.92942470921094" calcext:value-type="float">
            <text:p>0.92942470921094</text:p>
          </table:table-cell>
          <table:table-cell office:value-type="float" office:value="0.900793650793651" calcext:value-type="float">
            <text:p>0.900793650793651</text:p>
          </table:table-cell>
          <table:table-cell/>
          <table:table-cell office:value-type="float" office:value="0.945771769883684" calcext:value-type="float">
            <text:p>0.945771769883684</text:p>
          </table:table-cell>
          <table:table-cell office:value-type="float" office:value="0.915249433106576" calcext:value-type="float">
            <text:p>0.915249433106576</text:p>
          </table:table-cell>
        </table:table-row>
        <table:table-row table:style-name="ro1">
          <table:table-cell/>
          <table:table-cell office:value-type="float" office:value="0.95292360892801" calcext:value-type="float">
            <text:p>0.95292360892801</text:p>
          </table:table-cell>
          <table:table-cell office:value-type="float" office:value="0.929988662131519" calcext:value-type="float">
            <text:p>0.929988662131519</text:p>
          </table:table-cell>
          <table:table-cell/>
          <table:table-cell office:value-type="float" office:value="0.945535994970135" calcext:value-type="float">
            <text:p>0.945535994970135</text:p>
          </table:table-cell>
          <table:table-cell office:value-type="float" office:value="0.921768707482993" calcext:value-type="float">
            <text:p>0.921768707482993</text:p>
          </table:table-cell>
          <table:table-cell/>
          <table:table-cell office:value-type="float" office:value="0.946164728072933" calcext:value-type="float">
            <text:p>0.946164728072933</text:p>
          </table:table-cell>
          <table:table-cell office:value-type="float" office:value="0.90391156462585" calcext:value-type="float">
            <text:p>0.90391156462585</text:p>
          </table:table-cell>
          <table:table-cell/>
          <table:table-cell office:value-type="float" office:value="0.922351461804464" calcext:value-type="float">
            <text:p>0.922351461804464</text:p>
          </table:table-cell>
          <table:table-cell office:value-type="float" office:value="0.884353741496599" calcext:value-type="float">
            <text:p>0.884353741496599</text:p>
          </table:table-cell>
          <table:table-cell/>
          <table:table-cell office:value-type="float" office:value="0.95284501729016" calcext:value-type="float">
            <text:p>0.95284501729016</text:p>
          </table:table-cell>
          <table:table-cell office:value-type="float" office:value="0.905328798185941" calcext:value-type="float">
            <text:p>0.905328798185941</text:p>
          </table:table-cell>
          <table:table-cell/>
          <table:table-cell office:value-type="float" office:value="0.924944985853505" calcext:value-type="float">
            <text:p>0.924944985853505</text:p>
          </table:table-cell>
          <table:table-cell office:value-type="float" office:value="0.887471655328798" calcext:value-type="float">
            <text:p>0.887471655328798</text:p>
          </table:table-cell>
          <table:table-cell/>
          <table:table-cell office:value-type="float" office:value="0.947657969192078" calcext:value-type="float">
            <text:p>0.947657969192078</text:p>
          </table:table-cell>
          <table:table-cell office:value-type="float" office:value="0.920918367346939" calcext:value-type="float">
            <text:p>0.920918367346939</text:p>
          </table:table-cell>
        </table:table-row>
        <table:table-row table:style-name="ro1">
          <table:table-cell/>
          <table:table-cell office:value-type="float" office:value="0.951901917635963" calcext:value-type="float">
            <text:p>0.951901917635963</text:p>
          </table:table-cell>
          <table:table-cell office:value-type="float" office:value="0.928854875283447" calcext:value-type="float">
            <text:p>0.928854875283447</text:p>
          </table:table-cell>
          <table:table-cell/>
          <table:table-cell office:value-type="float" office:value="0.953395158755109" calcext:value-type="float">
            <text:p>0.953395158755109</text:p>
          </table:table-cell>
          <table:table-cell office:value-type="float" office:value="0.920918367346939" calcext:value-type="float">
            <text:p>0.920918367346939</text:p>
          </table:table-cell>
          <table:table-cell/>
          <table:table-cell office:value-type="float" office:value="0.942235146180446" calcext:value-type="float">
            <text:p>0.942235146180446</text:p>
          </table:table-cell>
          <table:table-cell office:value-type="float" office:value="0.897392290249433" calcext:value-type="float">
            <text:p>0.897392290249433</text:p>
          </table:table-cell>
          <table:table-cell/>
          <table:table-cell office:value-type="float" office:value="0.923137378182961" calcext:value-type="float">
            <text:p>0.923137378182961</text:p>
          </table:table-cell>
          <table:table-cell office:value-type="float" office:value="0.882086167800454" calcext:value-type="float">
            <text:p>0.882086167800454</text:p>
          </table:table-cell>
          <table:table-cell/>
          <table:table-cell office:value-type="float" office:value="0.941763596353348" calcext:value-type="float">
            <text:p>0.941763596353348</text:p>
          </table:table-cell>
          <table:table-cell office:value-type="float" office:value="0.917233560090703" calcext:value-type="float">
            <text:p>0.917233560090703</text:p>
          </table:table-cell>
          <table:table-cell/>
          <table:table-cell office:value-type="float" office:value="0.935633448601069" calcext:value-type="float">
            <text:p>0.935633448601069</text:p>
          </table:table-cell>
          <table:table-cell office:value-type="float" office:value="0.899659863945578" calcext:value-type="float">
            <text:p>0.899659863945578</text:p>
          </table:table-cell>
          <table:table-cell/>
          <table:table-cell office:value-type="float" office:value="0.94419993712669" calcext:value-type="float">
            <text:p>0.94419993712669</text:p>
          </table:table-cell>
          <table:table-cell office:value-type="float" office:value="0.89937641723356" calcext:value-type="float">
            <text:p>0.89937641723356</text:p>
          </table:table-cell>
        </table:table-row>
        <table:table-row table:style-name="ro1">
          <table:table-cell/>
          <table:table-cell office:value-type="float" office:value="0.947736560829928" calcext:value-type="float">
            <text:p>0.947736560829928</text:p>
          </table:table-cell>
          <table:table-cell office:value-type="float" office:value="0.914115646258503" calcext:value-type="float">
            <text:p>0.914115646258503</text:p>
          </table:table-cell>
          <table:table-cell/>
          <table:table-cell office:value-type="float" office:value="0.940113171958504" calcext:value-type="float">
            <text:p>0.940113171958504</text:p>
          </table:table-cell>
          <table:table-cell office:value-type="float" office:value="0.909297052154195" calcext:value-type="float">
            <text:p>0.909297052154195</text:p>
          </table:table-cell>
          <table:table-cell/>
          <table:table-cell office:value-type="float" office:value="0.938462747563659" calcext:value-type="float">
            <text:p>0.938462747563659</text:p>
          </table:table-cell>
          <table:table-cell office:value-type="float" office:value="0.889172335600907" calcext:value-type="float">
            <text:p>0.889172335600907</text:p>
          </table:table-cell>
          <table:table-cell/>
          <table:table-cell office:value-type="float" office:value="0.928010059729645" calcext:value-type="float">
            <text:p>0.928010059729645</text:p>
          </table:table-cell>
          <table:table-cell office:value-type="float" office:value="0.892006802721089" calcext:value-type="float">
            <text:p>0.892006802721089</text:p>
          </table:table-cell>
          <table:table-cell/>
          <table:table-cell office:value-type="float" office:value="0.953159383841559" calcext:value-type="float">
            <text:p>0.953159383841559</text:p>
          </table:table-cell>
          <table:table-cell office:value-type="float" office:value="0.919501133786848" calcext:value-type="float">
            <text:p>0.919501133786848</text:p>
          </table:table-cell>
          <table:table-cell/>
          <table:table-cell office:value-type="float" office:value="0.928010059729645" calcext:value-type="float">
            <text:p>0.928010059729645</text:p>
          </table:table-cell>
          <table:table-cell office:value-type="float" office:value="0.890873015873016" calcext:value-type="float">
            <text:p>0.890873015873016</text:p>
          </table:table-cell>
          <table:table-cell/>
          <table:table-cell office:value-type="float" office:value="0.859163784973279" calcext:value-type="float">
            <text:p>0.859163784973279</text:p>
          </table:table-cell>
          <table:table-cell office:value-type="float" office:value="0.859126984126984" calcext:value-type="float">
            <text:p>0.859126984126984</text:p>
          </table:table-cell>
        </table:table-row>
        <table:table-row table:style-name="ro1">
          <table:table-cell/>
          <table:table-cell office:value-type="float" office:value="0.930839358692235" calcext:value-type="float">
            <text:p>0.930839358692235</text:p>
          </table:table-cell>
          <table:table-cell office:value-type="float" office:value="0.913832199546485" calcext:value-type="float">
            <text:p>0.913832199546485</text:p>
          </table:table-cell>
          <table:table-cell/>
          <table:table-cell office:value-type="float" office:value="0.956538824269098" calcext:value-type="float">
            <text:p>0.956538824269098</text:p>
          </table:table-cell>
          <table:table-cell office:value-type="float" office:value="0.92828798185941" calcext:value-type="float">
            <text:p>0.92828798185941</text:p>
          </table:table-cell>
          <table:table-cell/>
          <table:table-cell office:value-type="float" office:value="0.951744734360264" calcext:value-type="float">
            <text:p>0.951744734360264</text:p>
          </table:table-cell>
          <table:table-cell office:value-type="float" office:value="0.924886621315193" calcext:value-type="float">
            <text:p>0.924886621315193</text:p>
          </table:table-cell>
          <table:table-cell/>
          <table:table-cell office:value-type="float" office:value="0.924552027664256" calcext:value-type="float">
            <text:p>0.924552027664256</text:p>
          </table:table-cell>
          <table:table-cell office:value-type="float" office:value="0.880102040816326" calcext:value-type="float">
            <text:p>0.880102040816326</text:p>
          </table:table-cell>
          <table:table-cell/>
          <table:table-cell office:value-type="float" office:value="0.931310908519333" calcext:value-type="float">
            <text:p>0.931310908519333</text:p>
          </table:table-cell>
          <table:table-cell office:value-type="float" office:value="0.875850340136054" calcext:value-type="float">
            <text:p>0.875850340136054</text:p>
          </table:table-cell>
          <table:table-cell/>
          <table:table-cell office:value-type="float" office:value="0.914885256208739" calcext:value-type="float">
            <text:p>0.914885256208739</text:p>
          </table:table-cell>
          <table:table-cell office:value-type="float" office:value="0.887471655328798" calcext:value-type="float">
            <text:p>0.887471655328798</text:p>
          </table:table-cell>
          <table:table-cell/>
          <table:table-cell office:value-type="float" office:value="0.953552342030808" calcext:value-type="float">
            <text:p>0.953552342030808</text:p>
          </table:table-cell>
          <table:table-cell office:value-type="float" office:value="0.925453514739229" calcext:value-type="float">
            <text:p>0.925453514739229</text:p>
          </table:table-cell>
        </table:table-row>
        <table:table-row table:style-name="ro1">
          <table:table-cell/>
          <table:table-cell office:value-type="float" office:value="0.943256837472493" calcext:value-type="float">
            <text:p>0.943256837472493</text:p>
          </table:table-cell>
          <table:table-cell office:value-type="float" office:value="0.915249433106576" calcext:value-type="float">
            <text:p>0.915249433106576</text:p>
          </table:table-cell>
          <table:table-cell/>
          <table:table-cell office:value-type="float" office:value="0.960232631248035" calcext:value-type="float">
            <text:p>0.960232631248035</text:p>
          </table:table-cell>
          <table:table-cell office:value-type="float" office:value="0.932823129251701" calcext:value-type="float">
            <text:p>0.932823129251701</text:p>
          </table:table-cell>
          <table:table-cell/>
          <table:table-cell office:value-type="float" office:value="0.935083307136121" calcext:value-type="float">
            <text:p>0.935083307136121</text:p>
          </table:table-cell>
          <table:table-cell office:value-type="float" office:value="0.905895691609977" calcext:value-type="float">
            <text:p>0.905895691609977</text:p>
          </table:table-cell>
          <table:table-cell/>
          <table:table-cell office:value-type="float" office:value="0.926674001886199" calcext:value-type="float">
            <text:p>0.926674001886199</text:p>
          </table:table-cell>
          <table:table-cell office:value-type="float" office:value="0.891156462585034" calcext:value-type="float">
            <text:p>0.891156462585034</text:p>
          </table:table-cell>
          <table:table-cell/>
          <table:table-cell office:value-type="float" office:value="0.9410562716127" calcext:value-type="float">
            <text:p>0.9410562716127</text:p>
          </table:table-cell>
          <table:table-cell office:value-type="float" office:value="0.91468253968254" calcext:value-type="float">
            <text:p>0.91468253968254</text:p>
          </table:table-cell>
          <table:table-cell/>
          <table:table-cell office:value-type="float" office:value="0.934454574033323" calcext:value-type="float">
            <text:p>0.934454574033323</text:p>
          </table:table-cell>
          <table:table-cell office:value-type="string" calcext:value-type="string">
            <text:p><text:s/>0.9019274376417233]</text:p>
          </table:table-cell>
          <table:table-cell/>
          <table:table-cell office:value-type="float" office:value="0.95284501729016" calcext:value-type="float">
            <text:p>0.95284501729016</text:p>
          </table:table-cell>
          <table:table-cell office:value-type="float" office:value="0.917800453514739" calcext:value-type="float">
            <text:p>0.917800453514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7T19:18:46.662542776</dc:date>
    <meta:editing-duration>PT12M55S</meta:editing-duration>
    <meta:editing-cycles>2</meta:editing-cycles>
    <meta:generator>LibreOffice/7.1.6.2.0$Linux_X86_64 LibreOffice_project/10$Build-2</meta:generator>
    <meta:document-statistic meta:table-count="1" meta:cell-count="293" meta:object-count="0"/>
  </office:meta>
</office:document-meta>
</file>